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No de Control</text:p>
          </table:table-cell>
          <table:table-cell table:style-name="ce1" office:value-type="string" calcext:value-type="string">
            <text:p>Nombre Completo</text:p>
          </table:table-cell>
          <table:table-cell table:style-name="ce1"/>
          <table:table-cell table:style-name="ce1" office:value-type="string" calcext:value-type="string">
            <text:p>Número de Equipo</text:p>
          </table:table-cell>
          <table:table-cell table:style-name="ce2" office:value-type="date" office:date-value="2014-03-18" calcext:value-type="date">
            <text:p>2014-03-18</text:p>
          </table:table-cell>
          <table:table-cell table:style-name="ce2" office:value-type="date" office:date-value="2014-03-19" calcext:value-type="date">
            <text:p>2014-03-19</text:p>
          </table:table-cell>
          <table:table-cell table:style-name="ce2" office:value-type="date" office:date-value="2014-03-20" calcext:value-type="date">
            <text:p>2014-03-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emas</text:p>
          </table:table-cell>
          <table:table-cell table:style-name="ce5" office:value-type="date" office:date-value="2014-04-01" calcext:value-type="date">
            <text:p>01/04/14</text:p>
          </table:table-cell>
          <table:table-cell table:style-name="ce5" office:value-type="date" office:date-value="2014-04-02" calcext:value-type="date">
            <text:p>02/04/14</text:p>
          </table:table-cell>
          <table:table-cell table:style-name="ce5" office:value-type="date" office:date-value="2014-04-03" calcext:value-type="date">
            <text:p>03/04/14</text:p>
          </table:table-cell>
          <table:table-cell table:style-name="ce5" office:value-type="date" office:date-value="2014-04-07" calcext:value-type="date">
            <text:p>07/04/14</text:p>
          </table:table-cell>
          <table:table-cell table:style-name="ce5" office:value-type="date" office:date-value="2014-04-08" calcext:value-type="date">
            <text:p>08/04/14</text:p>
          </table:table-cell>
          <table:table-cell table:style-name="ce5" office:value-type="date" office:date-value="2014-04-09" calcext:value-type="date">
            <text:p>09/04/14</text:p>
          </table:table-cell>
          <table:table-cell table:style-name="ce5" office:value-type="date" office:date-value="2014-04-10" calcext:value-type="date">
            <text:p>10/04/14</text:p>
          </table:table-cell>
          <table:table-cell/>
          <table:table-cell table:style-name="ce5" office:value-type="date" office:date-value="2014-04-29" calcext:value-type="date">
            <text:p>29/04/14</text:p>
          </table:table-cell>
          <table:table-cell table:style-name="ce5" office:value-type="date" office:date-value="2014-04-30" calcext:value-type="date">
            <text:p>30/04/14</text:p>
          </table:table-cell>
          <table:table-cell table:style-name="ce5" office:value-type="date" office:date-value="2014-05-06" calcext:value-type="date">
            <text:p>06/05/14</text:p>
          </table:table-cell>
          <table:table-cell table:style-name="ce5" office:value-type="date" office:date-value="2014-05-07" calcext:value-type="date">
            <text:p>07/05/14</text:p>
          </table:table-cell>
          <table:table-cell table:style-name="ce5" office:value-type="date" office:date-value="2014-05-27" calcext:value-type="date">
            <text:p>27/05/14</text:p>
          </table:table-cell>
          <table:table-cell table:style-name="ce5" office:value-type="date" office:date-value="2014-06-05" calcext:value-type="date">
            <text:p>05/06/14</text:p>
          </table:table-cell>
        </table:table-row>
        <table:table-row table:style-name="ro1">
          <table:table-cell table:style-name="ce1" office:value-type="float" office:value="9161138" calcext:value-type="float">
            <text:p>9161138</text:p>
          </table:table-cell>
          <table:table-cell table:style-name="ce1" office:value-type="string" calcext:value-type="string">
            <text:p>BOHORQUEZ MEDINA MANUEL ALEJANDRO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1"/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9161139" calcext:value-type="float">
            <text:p>9161139</text:p>
          </table:table-cell>
          <table:table-cell table:style-name="ce1" office:value-type="string" calcext:value-type="string">
            <text:p>BRAVO GOMEZ GERARD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CARREÑO ARELLANES JORG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dráulico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9161144" calcext:value-type="float">
            <text:p>9161144</text:p>
          </table:table-cell>
          <table:table-cell table:style-name="ce1" office:value-type="string" calcext:value-type="string">
            <text:p>CARREÑO HERRERA GUADALUPE SOLEDAD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nsores ópticos</text:p>
          </table:table-cell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P</text:p>
          </table:table-cell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1" office:value-type="float" office:value="9161147" calcext:value-type="float">
            <text:p>9161147</text:p>
          </table:table-cell>
          <table:table-cell table:style-name="ce1" office:value-type="string" calcext:value-type="string">
            <text:p>CASTELLANOS MARTINEZ ALDO JESUS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61152" calcext:value-type="float">
            <text:p>9161152</text:p>
          </table:table-cell>
          <table:table-cell table:style-name="ce1" office:value-type="string" calcext:value-type="string">
            <text:p>CIH MARTINEZ JUAN MANUE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9161169" calcext:value-type="float">
            <text:p>9161169</text:p>
          </table:table-cell>
          <table:table-cell table:style-name="ce1" office:value-type="string" calcext:value-type="string">
            <text:p>FRANCISCO MARTINEZ WALTER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cánicos</text:p>
          </table:table-cell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9161170" calcext:value-type="float">
            <text:p>9161170</text:p>
          </table:table-cell>
          <table:table-cell table:style-name="ce1" office:value-type="string" calcext:value-type="string">
            <text:p>GAMBOA FERNANDEZ KEVIN JAEL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0161763" calcext:value-type="float">
            <text:p>10161763</text:p>
          </table:table-cell>
          <table:table-cell table:style-name="ce1" office:value-type="string" calcext:value-type="string">
            <text:p>GARCIA ROJAS JOVANNI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mperatura</text:p>
          </table:table-cell>
          <table:table-cell table:number-columns-repeated="3"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0160827" calcext:value-type="float">
            <text:p>10160827</text:p>
          </table:table-cell>
          <table:table-cell table:style-name="ce1" office:value-type="string" calcext:value-type="string">
            <text:p>GARCÌA GARCÌA GILBERT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ímicos</text:p>
          </table:table-cell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181" calcext:value-type="float">
            <text:p>9161181</text:p>
          </table:table-cell>
          <table:table-cell table:style-name="ce1" office:value-type="string" calcext:value-type="string">
            <text:p>GAVIÑO GOMEZ DANIEL HUMBERT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08" calcext:value-type="float">
            <text:p>9161208</text:p>
          </table:table-cell>
          <table:table-cell table:style-name="ce1" office:value-type="string" calcext:value-type="string">
            <text:p>JIMENEZ AQUINO JOSE FRANCISCO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9161211" calcext:value-type="float">
            <text:p>9161211</text:p>
          </table:table-cell>
          <table:table-cell table:style-name="ce1" office:value-type="string" calcext:value-type="string">
            <text:p>JIMENEZ SIBAJA JAIRO OSMAN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os Sensores</text:p>
          </table:table-cell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29" calcext:value-type="float">
            <text:p>9161229</text:p>
          </table:table-cell>
          <table:table-cell table:style-name="ce1" office:value-type="string" calcext:value-type="string">
            <text:p>MARTINEZ SANCHEZ VALENTIN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31" calcext:value-type="float">
            <text:p>9161231</text:p>
          </table:table-cell>
          <table:table-cell table:style-name="ce1" office:value-type="string" calcext:value-type="string">
            <text:p>MARTINEZ VELASCO ALBERTO BONIFACIO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ximida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9161233" calcext:value-type="float">
            <text:p>9161233</text:p>
          </table:table-cell>
          <table:table-cell table:style-name="ce1" office:value-type="string" calcext:value-type="string">
            <text:p>MEDINA REYES MARCO ANTONIO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34" calcext:value-type="float">
            <text:p>9161234</text:p>
          </table:table-cell>
          <table:table-cell table:style-name="ce1" office:value-type="string" calcext:value-type="string">
            <text:p>MENDEZ MENDEZ VERONICA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</text:p>
          </table:table-cell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0160871" calcext:value-type="float">
            <text:p>10160871</text:p>
          </table:table-cell>
          <table:table-cell table:style-name="ce1" office:value-type="string" calcext:value-type="string">
            <text:p>MORALES MORALES WILLIAM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42" calcext:value-type="float">
            <text:p>9161242</text:p>
          </table:table-cell>
          <table:table-cell table:style-name="ce1" office:value-type="string" calcext:value-type="string">
            <text:p>MORALES PACHECO HECTOR GREGORIO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1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49" calcext:value-type="float">
            <text:p>9161249</text:p>
          </table:table-cell>
          <table:table-cell table:style-name="ce1" office:value-type="string" calcext:value-type="string">
            <text:p>OLIVERA GARCIA DIEGO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float" office:value="9161268" calcext:value-type="float">
            <text:p>9161268</text:p>
          </table:table-cell>
          <table:table-cell table:style-name="ce1" office:value-type="string" calcext:value-type="string">
            <text:p>RAMOS PANTALEON WILLIAMS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0161715" calcext:value-type="float">
            <text:p>10161715</text:p>
          </table:table-cell>
          <table:table-cell table:style-name="ce1" office:value-type="string" calcext:value-type="string">
            <text:p>RUIZ GARCIA EDGARDO JESU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89" calcext:value-type="float">
            <text:p>9161289</text:p>
          </table:table-cell>
          <table:table-cell table:style-name="ce1" office:value-type="string" calcext:value-type="string">
            <text:p>SANCHEZ GARCIA DIONY SHURIANETH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92" calcext:value-type="float">
            <text:p>9161292</text:p>
          </table:table-cell>
          <table:table-cell table:style-name="ce1" office:value-type="string" calcext:value-type="string">
            <text:p>SANTAELLA GARCIA ARTURO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298" calcext:value-type="float">
            <text:p>9161298</text:p>
          </table:table-cell>
          <table:table-cell table:style-name="ce1" office:value-type="string" calcext:value-type="string">
            <text:p>SANTOS GONZALEZ MIGUEL ANGEL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309" calcext:value-type="float">
            <text:p>9161309</text:p>
          </table:table-cell>
          <table:table-cell table:style-name="ce1" office:value-type="string" calcext:value-type="string">
            <text:p>VELASCO HERNANDEZ SARA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"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ctuador electrónico/eléctricos</text:p>
          </table:table-cell>
          <table:table-cell table:number-columns-repeated="3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311" calcext:value-type="float">
            <text:p>9161311</text:p>
          </table:table-cell>
          <table:table-cell table:style-name="ce1" office:value-type="string" calcext:value-type="string">
            <text:p>VICENCIO BOLAÑOS FELIPE DE JESUS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161313" calcext:value-type="float">
            <text:p>9161313</text:p>
          </table:table-cell>
          <table:table-cell table:style-name="ce1" office:value-type="string" calcext:value-type="string">
            <text:p>ZARATE CASTRO YARID GIOVANNI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4"/>
          <table:table-cell table:number-columns-repeated="5"/>
          <table:table-cell table:style-name="ce1" office:value-type="string" calcext:value-type="string">
            <text:p>P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2" table:number-rows-repeated="1048546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>
        <table:named-range table:name="HTML_1" table:base-cell-address="$Hoja1.$A$1" table:cell-range-address=".$A$1:.$C$29"/>
        <table:named-range table:name="HTML_all" table:base-cell-address="$Hoja1.$A$1" table:cell-range-address=".$A$1:.$C$29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07:59:51.8084191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f7057bc953240308441cdc8da9ce2f611c6c7ef6</meta:generator>
    <dc:date>2014-06-05T08:01:16.817203967</dc:date>
    <meta:editing-duration>PT11H41M11S</meta:editing-duration>
    <meta:editing-cycles>32</meta:editing-cycles>
    <meta:document-statistic meta:table-count="1" meta:cell-count="496" meta:object-count="0"/>
    <meta:user-defined meta:name="ProgId">Excel.Sheet</meta:user-defined>
  </office:meta>
</office:document-meta>
</file>